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3.2cm"/>
    </style:style>
    <style:style style:name="gr2" style:family="graphic" style:parent-style-name="standard">
      <style:graphic-properties draw:textarea-horizontal-align="justify" draw:textarea-vertical-align="middle" draw:auto-grow-height="false" fo:min-height="0.534cm" fo:min-width="1.93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2.577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66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cm" fo:min-width="1.11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9cm" fo:min-width="2.3cm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174cm" fo:min-width="1.976cm"/>
    </style:style>
    <style:style style:name="gr10" style:family="graphic" style:parent-style-name="standard">
      <style:graphic-properties svg:stroke-color="#3465a4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37cm" fo:min-width="1.25cm"/>
    </style:style>
    <style:style style:name="gr12" style:family="graphic" style:parent-style-name="objectwithoutfill">
      <style:graphic-properties svg:stroke-color="#3465a4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standard">
      <style:graphic-properties svg:stroke-color="#3465a4" draw:textarea-horizontal-align="justify" draw:textarea-vertical-align="middle" draw:auto-grow-height="false" fo:min-height="0.55cm" fo:min-width="3.2cm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0.45cm" fo:min-width="3.2cm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0.35cm" fo:min-width="3.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4cm" fo:min-width="0cm"/>
    </style:style>
    <style:style style:name="gr18" style:family="graphic" style:parent-style-name="standard">
      <style:graphic-properties svg:stroke-color="#3465a4" draw:textarea-horizontal-align="justify" draw:textarea-vertical-align="middle" draw:auto-grow-height="false" fo:min-height="0.2cm" fo:min-width="0.85cm"/>
    </style:style>
    <style:style style:name="gr19" style:family="graphic" style:parent-style-name="standard">
      <style:graphic-properties svg:stroke-color="#3465a4" draw:textarea-horizontal-align="justify" draw:textarea-vertical-align="middle" draw:auto-grow-height="false" fo:min-height="0.3cm" fo:min-width="0.85cm"/>
    </style:style>
    <style:style style:name="gr20" style:family="graphic" style:parent-style-name="standard">
      <style:graphic-properties svg:stroke-color="#3465a4" draw:textarea-horizontal-align="justify" draw:textarea-vertical-align="middle" draw:auto-grow-height="false" fo:min-height="0.3cm" fo:min-width="0.9cm"/>
    </style:style>
    <style:style style:name="gr21" style:family="graphic" style:parent-style-name="standard">
      <style:graphic-properties svg:stroke-color="#3465a4" draw:textarea-horizontal-align="justify" draw:textarea-vertical-align="middle" draw:auto-grow-height="false" fo:min-height="0.55cm" fo:min-width="2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59cm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2.5cm"/>
    </style:style>
    <style:style style:name="gr24" style:family="graphic" style:parent-style-name="standard">
      <style:graphic-properties draw:textarea-horizontal-align="justify" draw:textarea-vertical-align="middle" draw:auto-grow-height="false" fo:min-height="0.2cm" fo:min-width="0.8cm"/>
    </style:style>
    <style:style style:name="gr25" style:family="graphic" style:parent-style-name="standard">
      <style:graphic-properties draw:stroke="none" draw:fill="none" fo:min-height="0.7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3.7cm" svg:height="0.8cm" svg:x="2.109cm" svg:y="7.027cm">
          <text:p text:style-name="P1">empregad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3cm" svg:height="0.784cm" svg:x="17.3cm" svg:y="4.316cm">
          <text:p text:style-name="P1">servizos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077cm" svg:height="0.6cm" svg:x="10.593cm" svg:y="9.227cm">
          <text:p text:style-name="P1">empresas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324cm" svg:height="1.2cm" svg:x="2.709cm" svg:y="8.927cm">
          <text:p text:style-name="P1">Traballa 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.593cm" svg:y1="9.527cm" svg:x2="7.033cm" svg:y2="9.527cm" draw:start-shape="id1" draw:end-shape="id2" draw:end-glue-point="7" svg:d="M10593 9527h-3560" svg:viewBox="0 0 3561 1">
          <text:p text:style-name="P1">N</text:p>
        </draw:connector>
        <draw:connector draw:style-name="gr5" draw:text-style-name="P1" draw:layer="layout" svg:x1="4.871cm" svg:y1="8.927cm" svg:x2="3.959cm" svg:y2="7.827cm" draw:start-shape="id2" draw:start-glue-point="4" draw:end-shape="id3" draw:end-glue-point="2" svg:d="M4871 8927v-550h-912v-550" svg:viewBox="0 0 913 1101">
          <text:p text:style-name="P1">M</text:p>
        </draw:connector>
        <draw:custom-shape draw:style-name="gr6" draw:text-style-name="P1" xml:id="id5" draw:id="id5" draw:layer="layout" svg:width="3.218cm" svg:height="1.3cm" svg:x="16.882cm" svg:y="8.8cm">
          <text:p text:style-name="P1">teñ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.5cm" svg:y1="5.3cm" svg:x2="18.491cm" svg:y2="8.8cm" draw:start-shape="id4" draw:start-glue-point="2" draw:end-shape="id5" draw:end-glue-point="4" svg:d="M18500 5300v1750h-9v1750" svg:viewBox="0 0 10 3501">
          <text:p/>
        </draw:connector>
        <draw:connector draw:style-name="gr5" draw:text-style-name="P1" draw:layer="layout" svg:x1="16.882cm" svg:y1="9.45cm" svg:x2="13.67cm" svg:y2="9.527cm" draw:start-shape="id5" draw:start-glue-point="5" draw:end-shape="id1" draw:end-glue-point="1" svg:d="M16882 9450h-1606v77h-1606" svg:viewBox="0 0 3213 78">
          <text:p text:style-name="P1">M</text:p>
        </draw:connector>
        <draw:custom-shape draw:style-name="gr8" draw:text-style-name="P2" xml:id="id4" draw:id="id4" draw:layer="layout" svg:width="2.8cm" svg:height="1.15cm" svg:x="17.1cm" svg:y="4.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3.5cm" svg:height="0.6cm" svg:x="5.209cm" svg:y="10.427cm">
          <text:p text:style-name="P1">date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4.871cm" svg:y1="10.127cm" svg:x2="5.209cm" svg:y2="10.727cm" draw:start-shape="id2" draw:start-glue-point="6" draw:end-shape="id6" draw:end-glue-point="6" svg:d="M4871 10127v600h338" svg:viewBox="0 0 339 601">
          <text:p/>
        </draw:connector>
        <draw:custom-shape draw:style-name="gr11" draw:text-style-name="P1" xml:id="id9" draw:id="id9" draw:layer="layout" svg:width="3.5cm" svg:height="1.238cm" svg:x="7.809cm" svg:y="6.889cm">
          <text:p text:style-name="P1">realiz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2" draw:layer="layout" svg:x1="5.309cm" svg:y1="7.227cm" svg:x2="7.909cm" svg:y2="7.527cm">
          <text:p/>
        </draw:line>
        <draw:line draw:style-name="gr12" draw:text-style-name="P2" draw:layer="layout" svg:x1="16.1cm" svg:y1="5.8cm" svg:x2="17.1cm" svg:y2="5.3cm">
          <text:p/>
        </draw:line>
        <draw:frame draw:style-name="gr13" draw:text-style-name="P3" draw:layer="layout" svg:width="0.959cm" svg:height="0.954cm" svg:x="11.209cm" svg:y="6.827cm">
          <draw:text-box>
            <text:p>N</text:p>
          </draw:text-box>
        </draw:frame>
        <draw:custom-shape draw:style-name="gr14" draw:text-style-name="P1" xml:id="id12" draw:id="id12" draw:layer="layout" svg:width="3.7cm" svg:height="0.8cm" svg:x="5.509cm" svg:y="5.227cm">
          <text:p text:style-name="P1">usuarios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0.7cm" svg:height="0.954cm" svg:x="7.709cm" svg:y="4.327cm">
          <draw:text-box>
            <text:p>1</text:p>
          </draw:text-box>
        </draw:frame>
        <draw:custom-shape draw:style-name="gr15" draw:text-style-name="P1" xml:id="id7" draw:id="id7" draw:layer="layout" svg:width="3.7cm" svg:height="0.7cm" svg:x="1.709cm" svg:y="3.327cm">
          <text:p text:style-name="P1">familiar</text:p>
          <draw:enhanced-geometry svg:viewBox="0 0 21600 21600" draw:type="rectangle" draw:enhanced-path="M 0 0 L 21600 0 21600 21600 0 21600 0 0 Z N"/>
        </draw:custom-shape>
        <draw:custom-shape draw:style-name="gr16" draw:text-style-name="P1" xml:id="id15" draw:id="id15" draw:layer="layout" svg:width="3.9cm" svg:height="0.6cm" svg:x="2.009cm" svg:y="12.327cm">
          <text:p text:style-name="P1">user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0.8cm" svg:height="0.954cm" svg:x="3.409cm" svg:y="4.073cm">
          <draw:text-box>
            <text:p>1</text:p>
          </draw:text-box>
        </draw:frame>
        <draw:frame draw:style-name="gr13" draw:text-style-name="P3" draw:layer="layout" svg:width="0.959cm" svg:height="0.954cm" svg:x="4.65cm" svg:y="4.827cm">
          <draw:text-box>
            <text:p>N</text:p>
          </draw:text-box>
        </draw:frame>
        <draw:custom-shape draw:style-name="gr18" draw:text-style-name="P1" xml:id="id8" draw:id="id8" draw:layer="layout" svg:width="2.7cm" svg:height="0.9cm" svg:x="2.209cm" svg:y="5.127cm">
          <text:p text:style-name="P1">ingre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3.559cm" svg:y1="4.027cm" svg:x2="3.559cm" svg:y2="5.127cm" draw:start-shape="id7" draw:start-glue-point="2" draw:end-shape="id8" draw:end-glue-point="4" svg:d="M3559 4027v1100" svg:viewBox="0 0 1 1101">
          <text:p/>
        </draw:connector>
        <draw:custom-shape draw:style-name="gr19" draw:text-style-name="P1" xml:id="id13" draw:id="id13" draw:layer="layout" svg:width="2.7cm" svg:height="1.1cm" svg:x="9.809cm" svg:y="4.127cm">
          <text:p text:style-name="P1">recib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xml:id="id11" draw:id="id11" draw:layer="layout" svg:width="2.8cm" svg:height="1.1cm" svg:x="14.6cm" svg:y="5.8cm">
          <text:p text:style-name="P1">ofrec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10" draw:id="id10" draw:layer="layout" svg:width="2.9cm" svg:height="0.8cm" svg:x="11.8cm" svg:y="7.1cm">
          <text:p text:style-name="P1">tratament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1.309cm" svg:y1="7.508cm" svg:x2="11.8cm" svg:y2="7.5cm" draw:start-shape="id9" draw:start-glue-point="7" draw:end-shape="id10" draw:end-glue-point="3" svg:d="M11309 7508h218v-8h273" svg:viewBox="0 0 492 9">
          <text:p/>
        </draw:connector>
        <draw:connector draw:style-name="gr10" draw:text-style-name="P1" draw:layer="layout" svg:x1="14.7cm" svg:y1="7.5cm" svg:x2="16cm" svg:y2="6.9cm" draw:start-shape="id10" draw:start-glue-point="1" draw:end-shape="id11" draw:end-glue-point="6" svg:d="M14700 7500h1300v-600" svg:viewBox="0 0 1301 601">
          <text:p/>
        </draw:connector>
        <draw:connector draw:style-name="gr10" draw:text-style-name="P1" draw:layer="layout" svg:x1="7.359cm" svg:y1="5.227cm" svg:x2="9.809cm" svg:y2="4.677cm" draw:start-shape="id12" draw:start-glue-point="0" draw:end-shape="id13" draw:end-glue-point="5" svg:d="M7359 5227v-550h2450" svg:viewBox="0 0 2451 551">
          <text:p/>
        </draw:connector>
        <draw:connector draw:style-name="gr10" draw:text-style-name="P1" draw:layer="layout" svg:x1="12.509cm" svg:y1="4.677cm" svg:x2="13.25cm" svg:y2="7.1cm" draw:start-shape="id13" draw:start-glue-point="7" draw:end-shape="id10" draw:end-glue-point="0" svg:d="M12509 4677h741v2423" svg:viewBox="0 0 742 2424">
          <text:p/>
        </draw:connector>
        <draw:frame draw:style-name="gr22" draw:text-style-name="P3" draw:layer="layout" svg:width="0.959cm" svg:height="0.954cm" svg:x="15cm" svg:y="6.9cm">
          <draw:text-box>
            <text:p>N</text:p>
          </draw:text-box>
        </draw:frame>
        <draw:frame draw:style-name="gr22" draw:text-style-name="P3" draw:layer="layout" svg:width="0.959cm" svg:height="0.954cm" svg:x="13.209cm" svg:y="6.127cm">
          <draw:text-box>
            <text:p>N</text:p>
          </draw:text-box>
        </draw:frame>
        <draw:frame draw:style-name="gr13" draw:text-style-name="P3" draw:layer="layout" svg:width="0.7cm" svg:height="0.954cm" svg:x="16.5cm" svg:y="4.746cm">
          <draw:text-box>
            <text:p>1</text:p>
          </draw:text-box>
        </draw:frame>
        <draw:frame draw:style-name="gr13" draw:text-style-name="P3" draw:layer="layout" svg:width="0.7cm" svg:height="0.954cm" svg:x="7.309cm" svg:y="6.527cm">
          <draw:text-box>
            <text:p>1</text:p>
          </draw:text-box>
        </draw:frame>
        <draw:frame draw:style-name="gr13" draw:text-style-name="P3" draw:layer="layout" svg:width="1cm" svg:height="0.954cm" svg:x="18.5cm" svg:y="5.346cm">
          <draw:text-box>
            <text:p>N</text:p>
          </draw:text-box>
        </draw:frame>
        <draw:custom-shape draw:style-name="gr9" draw:text-style-name="P1" xml:id="id14" draw:id="id14" draw:layer="layout" svg:width="3.5cm" svg:height="0.6cm" svg:x="13.7cm" svg:y="8.2cm">
          <text:p text:style-name="P1">date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3.25cm" svg:y1="7.9cm" svg:x2="13.7cm" svg:y2="8.5cm" draw:start-shape="id10" draw:start-glue-point="2" draw:end-shape="id14" draw:end-glue-point="6" svg:d="M13250 7900v600h450" svg:viewBox="0 0 451 601">
          <text:p/>
        </draw:connector>
        <draw:connector draw:style-name="gr7" draw:text-style-name="P1" draw:layer="layout" svg:x1="4.909cm" svg:y1="5.577cm" svg:x2="5.509cm" svg:y2="5.627cm" draw:start-shape="id8" draw:start-glue-point="7" draw:end-shape="id12" draw:end-glue-point="3" svg:d="M4909 5577h301v50h299" svg:viewBox="0 0 601 51">
          <text:p/>
        </draw:connector>
        <draw:connector draw:style-name="gr7" draw:text-style-name="P1" draw:layer="layout" draw:line-skew="0.95cm 0.301cm" svg:x1="3.959cm" svg:y1="12.327cm" svg:x2="2.109cm" svg:y2="7.427cm" draw:start-shape="id15" draw:start-glue-point="0" draw:end-shape="id3" draw:end-glue-point="3" svg:d="M3959 12327v-1300h-2050v-3600h200" svg:viewBox="0 0 2051 4901">
          <text:p/>
        </draw:connector>
        <draw:connector draw:style-name="gr7" draw:text-style-name="P1" draw:layer="layout" svg:x1="2.009cm" svg:y1="12.627cm" svg:x2="1.709cm" svg:y2="3.677cm" draw:start-shape="id15" draw:start-glue-point="3" draw:end-shape="id7" draw:end-glue-point="3" svg:d="M2009 12627h-801v-8950h501" svg:viewBox="0 0 802 8951">
          <text:p/>
        </draw:connector>
        <draw:custom-shape draw:style-name="gr23" draw:text-style-name="P1" xml:id="id16" draw:id="id16" draw:layer="layout" svg:width="3cm" svg:height="0.7cm" svg:x="17cm" svg:y="1cm">
          <text:p text:style-name="P1">tipo</text:p>
          <draw:enhanced-geometry svg:viewBox="0 0 21600 21600" draw:type="rectangle" draw:enhanced-path="M 0 0 L 21600 0 21600 21600 0 21600 0 0 Z N"/>
        </draw:custom-shape>
        <draw:custom-shape draw:style-name="gr24" draw:text-style-name="P1" xml:id="id17" draw:id="id17" draw:layer="layout" svg:width="2.6cm" svg:height="0.9cm" svg:x="17.2cm" svg:y="2.4cm">
          <text:p text:style-name="P1">agrup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.5cm" svg:y1="1.7cm" svg:x2="18.5cm" svg:y2="2.4cm" draw:start-shape="id16" draw:start-glue-point="2" draw:end-shape="id17" draw:end-glue-point="4" svg:d="M18500 1700v700" svg:viewBox="0 0 1 701">
          <text:p/>
        </draw:connector>
        <draw:connector draw:style-name="gr7" draw:text-style-name="P1" draw:layer="layout" svg:x1="18.5cm" svg:y1="3.3cm" svg:x2="18.5cm" svg:y2="4.15cm" draw:start-shape="id17" draw:start-glue-point="6" draw:end-shape="id4" draw:end-glue-point="0" svg:d="M18500 3300v850" svg:viewBox="0 0 1 851">
          <text:p/>
        </draw:connector>
        <draw:frame draw:style-name="gr25" draw:text-style-name="P4" draw:layer="layout" svg:width="0.853cm" svg:height="0.955cm" svg:x="18.3cm" svg:y="1.545cm">
          <draw:text-box>
            <text:p>1</text:p>
          </draw:text-box>
        </draw:frame>
        <draw:frame draw:style-name="gr13" draw:text-style-name="P6" draw:layer="layout" svg:width="0.959cm" svg:height="0.954cm" svg:x="18.3cm" svg:y="3.346cm">
          <draw:text-box>
            <text:p text:style-name="P5">N</text:p>
          </draw:text-box>
        </draw:frame>
        <draw:connector draw:style-name="gr7" draw:text-style-name="P1" draw:layer="layout" svg:x1="5.909cm" svg:y1="12.627cm" svg:x2="12.131cm" svg:y2="9.827cm" draw:start-shape="id15" draw:start-glue-point="1" draw:end-shape="id1" draw:end-glue-point="2" svg:d="M5909 12627h6222v-2800" svg:viewBox="0 0 6223 2801">
          <text:p/>
        </draw:connector>
        <draw:frame draw:style-name="gr17" draw:text-style-name="P3" draw:layer="layout" svg:width="0.8cm" svg:height="0.954cm" svg:x="1.109cm" svg:y="12.173cm">
          <draw:text-box>
            <text:p>1</text:p>
          </draw:text-box>
        </draw:frame>
        <draw:frame draw:style-name="gr17" draw:text-style-name="P3" draw:layer="layout" svg:width="0.8cm" svg:height="0.954cm" svg:x="3.309cm" svg:y="11.427cm">
          <draw:text-box>
            <text:p>1</text:p>
          </draw:text-box>
        </draw:frame>
        <draw:frame draw:style-name="gr17" draw:text-style-name="P3" draw:layer="layout" svg:width="0.8cm" svg:height="0.954cm" svg:x="5.909cm" svg:y="11.873cm">
          <draw:text-box>
            <text:p>1</text:p>
          </draw:text-box>
        </draw:frame>
        <draw:frame draw:style-name="gr13" draw:text-style-name="P3" draw:layer="layout" svg:width="0.959cm" svg:height="0.954cm" svg:x="0.909cm" svg:y="2.927cm">
          <draw:text-box>
            <text:p>N</text:p>
          </draw:text-box>
        </draw:frame>
        <draw:frame draw:style-name="gr13" draw:text-style-name="P3" draw:layer="layout" svg:width="0.959cm" svg:height="0.954cm" svg:x="1.809cm" svg:y="7.727cm">
          <draw:text-box>
            <text:p>N</text:p>
          </draw:text-box>
        </draw:frame>
        <draw:frame draw:style-name="gr13" draw:text-style-name="P3" draw:layer="layout" svg:width="0.959cm" svg:height="0.954cm" svg:x="11.309cm" svg:y="9.673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1T17:36:15.072000000</meta:creation-date>
    <dc:date>2017-08-17T17:08:17.037000000</dc:date>
    <meta:editing-duration>P1DT2H44M46S</meta:editing-duration>
    <meta:editing-cycles>2</meta:editing-cycles>
    <meta:generator>LibreOffice/5.4.0.3$Windows_x86 LibreOffice_project/7556cbc6811c9d992f4064ab9287069087d7f62c</meta:generator>
    <meta:document-statistic meta:object-count="54"/>
  </office:meta>
</office:document-meta>
</file>